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expMatcherFactory.createInstanc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expMatcherFactory.RegexpMatch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gexpMatcherFactory.newRegexp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pMatcherFactory.testAvailability(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expMatcherFactory.orCause( Throwable deflt , BuildException be , boolean ignoreCnf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expMatcherFactory.newRegexpMatcher( Project p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RegexpMatcherFactory.regexpMatcherPresent( Project pro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